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1" style:data-style-name="N0">21</text:variable-set>: Doppler Effect</text:p>
      <text:p text:style-name="P1"/>
      <text:list xml:id="list11736072001" text:style-name="L1">
        <text:list-item>
          <text:p text:style-name="P3">A Train travels at 40 m/s as it moves toward a train station. <text:s/>It blows its horn, which has a frequency of 620 Hz. <text:s/>A person sitting in a chair inside the train station hears the horn.</text:p>
          <text:list>
            <text:list-item>
              <text:p text:style-name="P3">What is the frequency heard by the person sitting in the train station?</text:p>
            </text:list-item>
          </text:list>
        </text:list-item>
      </text:list>
      <text:p text:style-name="P2"/>
      <text:p text:style-name="P2"/>
      <text:p text:style-name="P2"/>
      <text:list xml:id="list591965353" text:continue-numbering="true" text:style-name="L1">
        <text:list-item>
          <text:list>
            <text:list-item>
              <text:p text:style-name="P3">The train passes the station. <text:s/>What is the frequency that is heard by the person sitting in the statio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2886869" text:continue-numbering="true" text:style-name="L1">
        <text:list-item>
          <text:p text:style-name="P3">A bank robber is being chased by the police. <text:s/>The police siren is 1000 Hz. <text:s/>The police drive at a speed of 25 m/s. <text:s/>The bank robber drives at a speed of 20 m/s. <text:s/>What is the frequency that the robber hear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632463997" text:continue-numbering="true" text:style-name="L1">
        <text:list-item>
          <text:p text:style-name="P3">A bat uses its 22,000 Hz ultrasound to find its next meal. <text:s/>A mosquito is flying away from the bat at a speed of 7 m/s. <text:s/>The Bat files toward the mosquito at a speed of 2 m/s. <text:s/>What is the frequency that the mosquito hear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7780926" text:continue-numbering="true" text:style-name="L1">
        <text:list-item>
          <text:p text:style-name="P3"><text:s/>A submarine is using its sonar that has a frequency of 850 Hz. <text:s/>It travels eastward at 22 m/s. <text:s/>A shark is swimming toward the submarine, westward, at 4 m/s. <text:s/>The speed of sound in water is 1,484 m/s. <text:s/>What is the frequency that the shark hear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16970319" text:continue-numbering="true" text:style-name="L1">
        <text:list-item>
          <text:p text:style-name="P3"><text:soft-page-break/>A fighter jet travels at the speed of sound (343 m/s) toward a person standing on the ground below. </text:p>
          <text:list>
            <text:list-item>
              <text:p text:style-name="P3">What does the <text:s/>person on the ground he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761106074" text:continue-numbering="true" text:style-name="L1">
        <text:list-item>
          <text:list>
            <text:list-item>
              <text:p text:style-name="P3">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27254573" text:continue-numbering="true" text:style-name="L1">
        <text:list-item>
          <text:p text:style-name="P3">A firetruck responds to an emergency call. <text:s/>The truck's siren has a frequency of 650 Hz. <text:s/>The people waiting outside of the building hear a frequency of 700 Hz. <text:s/>How fast does the fire truck appro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78856160" text:continue-numbering="true" text:style-name="L1">
        <text:list-item>
          <text:p text:style-name="P3">The Cassini spacecraft left earth at a speed of 2.5 x 10<text:span text:style-name="T1">4</text:span> m/s. <text:s/>Its transmitter was set to transmit at a frequency of 2.24 x 10<text:span text:style-name="T1">8</text:span> Hz. <text:s/>If the speed of light is 3 x 10<text:span text:style-name="T1">8</text:span> m/s, what frequency should you tune your receiver to in order to hear the Cassini spacecraft's transmissions? <text:s/>(assume that you are not moving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93004279" text:continue-numbering="true" text:style-name="L1">
        <text:list-item>
          <text:p text:style-name="P3">Red light has a frequency of 4 x 10<text:span text:style-name="T1">14</text:span> Hz. <text:s/>Green light has a frequency of 5.5 x 10<text:span text:style-name="T1">14</text:span> Hz. <text:s/>The speed of light is 3 x 10<text:span text:style-name="T1">8</text:span> m/s. <text:s/>A police officer pulls you over for going through a red light. <text:s/>You try to explain to him that because of Doppler shift, the light appeared green to you. <text:s/></text:p>
          <text:list>
            <text:list-item>
              <text:p text:style-name="P3">How fast would you need to drive in order for the light to appear gree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65502239" text:continue-numbering="true" text:style-name="L1">
        <text:list-item>
          <text:list>
            <text:list-item>
              <text:p text:style-name="P3">The officer agrees not to cite you for going through a red light. <text:s/>What kind of ticket does he write you instead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3-02-14T07:07:52.99" text:fixed="true" text:date-adjust="PT24H00M00S">02/15/13</text:date></text:p>
      </style:header>
      <style:footer>
        <text:p text:style-name="Footer">3rd Nine Weeks<text:tab/><text:page-number text:select-page="current">2</text:page-number>/<text:page-count>2</text:page-count><text:tab/>Assignment <text:variable-get text:name="Assignment" style:data-style-name="N0">2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07:07:53</meta:creation-date>
    <meta:editing-duration>PT1M44S</meta:editing-duration>
    <meta:editing-cycles>4</meta:editing-cycles>
    <meta:generator>LibreOffice/3.5$Linux_X86_64 LibreOffice_project/350m1$Build-3</meta:generator>
    <meta:initial-creator>Jonas Williamson</meta:initial-creator>
    <dc:date>2013-02-14T07:10:51</dc:date>
    <dc:creator>Jonas Williamson</dc:creator>
    <meta:document-statistic meta:table-count="0" meta:image-count="1" meta:object-count="0" meta:page-count="2" meta:paragraph-count="17" meta:word-count="450" meta:character-count="2286" meta:non-whitespace-character-count="1824"/>
  </office:meta>
</office:document-meta>
</file>